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CBF3253A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0.482cm"/>
    </style:style>
    <style:style style:name="co4" style:family="table-column">
      <style:table-column-properties fo:break-before="auto" style:column-width="0.965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1.182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1.476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1.083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1.39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0000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Messungen 7.5., 8.5., 9.5.</text:p>
          </table:table-cell>
          <table:table-cell/>
          <table:table-cell table:style-name="ce2"/>
          <table:table-cell table:style-name="ce4" office:value-type="string" table:number-columns-spanned="5" table:number-rows-spanned="1">
            <text:p>Abweichungen [in cm]</text:p>
          </table:table-cell>
          <table:covered-table-cell table:style-name="ce6"/>
          <table:covered-table-cell table:style-name="ce3"/>
          <table:covered-table-cell table:number-columns-repeated="2"/>
          <table:table-cell table:number-columns-repeated="3"/>
          <table:table-cell table:style-name="ce4" office:value-type="string" table:number-columns-spanned="5" table:number-rows-spanned="1">
            <text:p>Durchschnittliche Abweichungen</text:p>
          </table:table-cell>
          <table:covered-table-cell table:number-columns-repeated="4"/>
          <table:table-cell>
            <draw:frame table:end-cell-address="Tabelle1.X20" table:end-x="1.371cm" table:end-y="0.348cm" draw:z-index="0" draw:style-name="gr1" svg:width="16.465cm" svg:height="8.099cm" svg:x="0.713cm" svg:y="0.329cm">
              <draw:object draw:notify-on-update-of-ranges="Tabelle1.K3:Tabelle1.K3 Tabelle1.K4:Tabelle1.K37 Tabelle1.L2:Tabelle1.L2 Tabelle1.L3:Tabelle1.L8 Tabelle1.M2:Tabelle1.M2 Tabelle1.M3:Tabelle1.M8 Tabelle1.N2:Tabelle1.N2 Tabelle1.N3:Tabelle1.N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Strecke</text:p>
          </table:table-cell>
          <table:table-cell office:value-type="string">
            <text:p>MaxStepX [m]</text:p>
          </table:table-cell>
          <table:table-cell office:value-type="string">
            <text:p>#</text:p>
          </table:table-cell>
          <table:table-cell table:style-name="ce2" office:value-type="string">
            <text:p>dy</text:p>
          </table:table-cell>
          <table:table-cell table:style-name="ce3" office:value-type="string">
            <text:p>dx_hinten</text:p>
          </table:table-cell>
          <table:table-cell table:style-name="ce2" office:value-type="string">
            <text:p>dx_vorn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  <table:table-cell office:value-type="string">
            <text:p>Strecke</text:p>
          </table:table-cell>
          <table:table-cell office:value-type="string">
            <text:p>MaxStepX [cm]</text:p>
          </table:table-cell>
          <table:table-cell office:value-type="string">
            <text:p>Ø dy</text:p>
          </table:table-cell>
          <table:table-cell table:style-name="ce3" office:value-type="string">
            <text:p>Ø dx_hinten</text:p>
          </table:table-cell>
          <table:table-cell table:style-name="ce2" office:value-type="string">
            <text:p>Ø dx_vorn</text:p>
          </table:table-cell>
          <table:table-cell table:style-name="ce3" office:value-type="string">
            <text:p>Ø Alpha</text:p>
          </table:table-cell>
          <table:table-cell table:style-name="ce3" office:value-type="string">
            <text:p>Ø Beta</text:p>
          </table:table-cell>
          <table:table-cell/>
        </table:table-row>
        <table:table-row table:style-name="ro1">
          <table:table-cell table:style-name="ce1" office:value-type="string">
            <text:p>1,0 m</text:p>
          </table:table-cell>
          <table:table-cell office:value-type="string">
            <text:p>0.01</text:p>
          </table:table-cell>
          <table:table-cell office:value-type="float" office:value="1">
            <text:p>1</text:p>
          </table:table-cell>
          <table:table-cell table:style-name="ce5" office:value-type="float" office:value="-15">
            <text:p>-15</text:p>
          </table:table-cell>
          <table:table-cell office:value-type="float" office:value="52">
            <text:p>52</text:p>
          </table:table-cell>
          <table:table-cell table:style-name="ce2" office:value-type="float" office:value="64.5">
            <text:p>64,5</text:p>
          </table:table-cell>
          <table:table-cell office:value-type="float" office:value="123">
            <text:p>123</text:p>
          </table:table-cell>
          <table:table-cell table:formula="of:=180-[.G3]" office:value-type="float" office:value="57">
            <text:p>57</text:p>
          </table:table-cell>
          <table:table-cell/>
          <table:table-cell table:style-name="ce1" office:value-type="string">
            <text:p>1,0 m</text:p>
          </table:table-cell>
          <table:table-cell office:value-type="float" office:value="1">
            <text:p>1</text:p>
          </table:table-cell>
          <table:table-cell table:formula="of:=AVERAGE([.D3];[.D4];[.D5];[.D6];[.D7])" office:value-type="float" office:value="-10.2">
            <text:p>-10,2</text:p>
          </table:table-cell>
          <table:table-cell table:formula="of:=AVERAGE([.E3];[.E4];[.E5];[.E6];[.E7])" office:value-type="float" office:value="70.9">
            <text:p>70,9</text:p>
          </table:table-cell>
          <table:table-cell table:formula="of:=AVERAGE([.F3];[.F4];[.F5];[.F6];[.F7])" office:value-type="float" office:value="84.7">
            <text:p>84,7</text:p>
          </table:table-cell>
          <table:table-cell table:formula="of:=AVERAGE([.G3];[.G4];[.G5];[.G6];[.G7])" office:value-type="float" office:value="100">
            <text:p>100</text:p>
          </table:table-cell>
          <table:table-cell table:formula="of:=AVERAGE([.H3];[.H4];[.H5];[.H6];[.H7])"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string">
            <text:p>0.01</text:p>
          </table:table-cell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74">
            <text:p>74</text:p>
          </table:table-cell>
          <table:table-cell table:style-name="ce2" office:value-type="float" office:value="88.5">
            <text:p>88,5</text:p>
          </table:table-cell>
          <table:table-cell office:value-type="float" office:value="100">
            <text:p>100</text:p>
          </table:table-cell>
          <table:table-cell table:formula="of:=180-[.G4]" office:value-type="float" office:value="80">
            <text:p>8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AVERAGE([.D9];[.D10];[.D11];[.D12];[.D13])" office:value-type="float" office:value="9.6">
            <text:p>9,6</text:p>
          </table:table-cell>
          <table:table-cell table:formula="of:=AVERAGE([.E9];[.E10];[.E11];[.E12];[.E13])" office:value-type="float" office:value="53.2">
            <text:p>53,2</text:p>
          </table:table-cell>
          <table:table-cell table:formula="of:=AVERAGE([.F9];[.F10];[.F11];[.F12];[.F13])" office:value-type="float" office:value="64">
            <text:p>64</text:p>
          </table:table-cell>
          <table:table-cell table:formula="of:=AVERAGE([.G9];[.G10];[.G11];[.G12];[.G13])" office:value-type="float" office:value="80">
            <text:p>80</text:p>
          </table:table-cell>
          <table:table-cell table:formula="of:=AVERAGE([.H9];[.H10];[.H11];[.H12];[.H13])"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string">
            <text:p>0.01</text:p>
          </table:table-cell>
          <table:table-cell office:value-type="float" office:value="3">
            <text:p>3</text:p>
          </table:table-cell>
          <table:table-cell office:value-type="float" office:value="-7">
            <text:p>-7</text:p>
          </table:table-cell>
          <table:table-cell office:value-type="float" office:value="73.5">
            <text:p>73,5</text:p>
          </table:table-cell>
          <table:table-cell table:style-name="ce2" office:value-type="float" office:value="87.5">
            <text:p>87,5</text:p>
          </table:table-cell>
          <table:table-cell office:value-type="float" office:value="98">
            <text:p>98</text:p>
          </table:table-cell>
          <table:table-cell table:formula="of:=180-[.G5]" office:value-type="float" office:value="82">
            <text:p>8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AVERAGE([.D15];[.D16];[.D17];[.D18];[.D19])" office:value-type="float" office:value="17.2">
            <text:p>17,2</text:p>
          </table:table-cell>
          <table:table-cell table:formula="of:=AVERAGE([.E15];[.E16];[.E17];[.E18];[.E19])" office:value-type="float" office:value="28.6">
            <text:p>28,6</text:p>
          </table:table-cell>
          <table:table-cell table:formula="of:=AVERAGE([.F15];[.F16];[.F17];[.F18];[.F19])" office:value-type="float" office:value="36.4">
            <text:p>36,4</text:p>
          </table:table-cell>
          <table:table-cell table:formula="of:=AVERAGE([.G15];[.G16];[.G17];[.G18];[.G19])" office:value-type="float" office:value="65.6">
            <text:p>65,6</text:p>
          </table:table-cell>
          <table:table-cell table:formula="of:=AVERAGE([.H15];[.H16];[.H17];[.H18];[.H19])" office:value-type="float" office:value="114.4">
            <text:p>114,4</text:p>
          </table:table-cell>
          <table:table-cell/>
        </table:table-row>
        <table:table-row table:style-name="ro1">
          <table:table-cell/>
          <table:table-cell office:value-type="string">
            <text:p>0.0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70">
            <text:p>70</text:p>
          </table:table-cell>
          <table:table-cell table:style-name="ce2" office:value-type="float" office:value="83.5">
            <text:p>83,5</text:p>
          </table:table-cell>
          <table:table-cell office:value-type="float" office:value="96">
            <text:p>96</text:p>
          </table:table-cell>
          <table:table-cell table:formula="of:=180-[.G6]" office:value-type="float" office:value="84">
            <text:p>8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AVERAGE([.D21];[.D22];[.D23];[.D24];[.D25])" office:value-type="float" office:value="18">
            <text:p>18</text:p>
          </table:table-cell>
          <table:table-cell table:formula="of:=AVERAGE([.E21];[.E22];[.E23];[.E24];[.E25])" office:value-type="float" office:value="13">
            <text:p>13</text:p>
          </table:table-cell>
          <table:table-cell table:formula="of:=AVERAGE([.F21];[.F22];[.F23];[.F24];[.F25])" office:value-type="float" office:value="16.8">
            <text:p>16,8</text:p>
          </table:table-cell>
          <table:table-cell table:formula="of:=AVERAGE([.G21];[.G22];[.G23];[.G24];[.G25])" office:value-type="float" office:value="87">
            <text:p>87</text:p>
          </table:table-cell>
          <table:table-cell table:formula="of:=AVERAGE([.H21];[.H22];[.H23];[.H24];[.H25])"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string">
            <text:p>0.01</text:p>
          </table:table-cell>
          <table:table-cell office:value-type="float" office:value="5">
            <text:p>5</text:p>
          </table:table-cell>
          <table:table-cell office:value-type="float" office:value="-21">
            <text:p>-21</text:p>
          </table:table-cell>
          <table:table-cell office:value-type="float" office:value="85">
            <text:p>85</text:p>
          </table:table-cell>
          <table:table-cell table:style-name="ce2" office:value-type="float" office:value="99.5">
            <text:p>99,5</text:p>
          </table:table-cell>
          <table:table-cell office:value-type="float" office:value="83">
            <text:p>83</text:p>
          </table:table-cell>
          <table:table-cell table:formula="of:=180-[.G7]" office:value-type="float" office:value="97">
            <text:p>97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AVERAGE([.D27];[.D28];[.D29];[.D30];[.D31])" office:value-type="float" office:value="8.8">
            <text:p>8,8</text:p>
          </table:table-cell>
          <table:table-cell table:formula="of:=AVERAGE([.E27];[.E28];[.E29];[.E30];[.E31])" office:value-type="float" office:value="14.8">
            <text:p>14,8</text:p>
          </table:table-cell>
          <table:table-cell table:formula="of:=AVERAGE([.F27];[.F28];[.F29];[.F30];[.F31])" office:value-type="float" office:value="20.4">
            <text:p>20,4</text:p>
          </table:table-cell>
          <table:table-cell table:formula="of:=AVERAGE([.G27];[.G28];[.G29];[.G30];[.G31])" office:value-type="float" office:value="91">
            <text:p>91</text:p>
          </table:table-cell>
          <table:table-cell table:formula="of:=AVERAGE([.H27];[.H28];[.H29];[.H30];[.H31])" office:value-type="float" office:value="89">
            <text:p>8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office:value-type="float" office:value="6">
            <text:p>6</text:p>
          </table:table-cell>
          <table:table-cell table:formula="of:=AVERAGE([.D33];[.D34];[.D35];[.D36];[.D37])" office:value-type="float" office:value="4.6">
            <text:p>4,6</text:p>
          </table:table-cell>
          <table:table-cell table:formula="of:=AVERAGE([.E33];[.E34];[.E35];[.E36];[.E37])" office:value-type="float" office:value="17.2">
            <text:p>17,2</text:p>
          </table:table-cell>
          <table:table-cell table:formula="of:=AVERAGE([.F33];[.F34];[.F35];[.F36];[.F37])" office:value-type="float" office:value="22.2">
            <text:p>22,2</text:p>
          </table:table-cell>
          <table:table-cell table:formula="of:=AVERAGE([.G33];[.G34];[.G35];[.G36];[.G37])" office:value-type="float" office:value="115.6">
            <text:p>115,6</text:p>
          </table:table-cell>
          <table:table-cell table:formula="of:=AVERAGE([.H33];[.H34];[.H35];[.H36];[.H37])" office:value-type="float" office:value="68.4">
            <text:p>68,4</text:p>
          </table:table-cell>
          <table:table-cell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style-name="ce2" office:value-type="float" office:value="67">
            <text:p>67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/>
          <table:table-cell table:style-name="ce1" office:value-type="string">
            <text:p>0,5 m</text:p>
          </table:table-cell>
          <table:table-cell office:value-type="float" office:value="1">
            <text:p>1</text:p>
          </table:table-cell>
          <table:table-cell table:formula="of:=AVERAGE([.D40];[.D41];[.D42];[.D43];[.D44])" office:value-type="float" office:value="14">
            <text:p>14</text:p>
          </table:table-cell>
          <table:table-cell table:formula="of:=AVERAGE([.E40];[.E41];[.E42];[.E43];[.E44])" office:value-type="float" office:value="18">
            <text:p>18</text:p>
          </table:table-cell>
          <table:table-cell table:formula="of:=AVERAGE([.F40];[.F41];[.F42];[.F43];[.F44])" office:value-type="float" office:value="25.4">
            <text:p>25,4</text:p>
          </table:table-cell>
          <table:table-cell table:formula="of:=AVERAGE([.G40];[.G41];[.G42];[.G43];[.G44])" office:value-type="float" office:value="120.6">
            <text:p>120,6</text:p>
          </table:table-cell>
          <table:table-cell table:formula="of:=AVERAGE([.H40];[.H41];[.H42];[.H43];[.H44])" office:value-type="float" office:value="59.4">
            <text:p>59,4</text:p>
          </table:table-cell>
          <table:table-cell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AVERAGE([.D46];[.D47];[.D48];[.D49];[.D50])" office:value-type="float" office:value="12.2">
            <text:p>12,2</text:p>
          </table:table-cell>
          <table:table-cell table:formula="of:=AVERAGE([.E46];[.E47];[.E48];[.E49];[.E50])" office:value-type="float" office:value="7">
            <text:p>7</text:p>
          </table:table-cell>
          <table:table-cell table:formula="of:=AVERAGE([.F46];[.F47];[.F48];[.F49];[.F50])" office:value-type="float" office:value="8.8">
            <text:p>8,8</text:p>
          </table:table-cell>
          <table:table-cell table:formula="of:=AVERAGE([.G46];[.G47];[.G48];[.G49];[.G50])" office:value-type="float" office:value="82.8">
            <text:p>82,8</text:p>
          </table:table-cell>
          <table:table-cell table:formula="of:=AVERAGE([.H46];[.H47];[.H48];[.H49];[.H50])" office:value-type="float" office:value="97.2">
            <text:p>97,2</text:p>
          </table:table-cell>
          <table:table-cell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AVERAGE([.D52];[.D53];[.D54];[.D55];[.D56])" office:value-type="float" office:value="10.6">
            <text:p>10,6</text:p>
          </table:table-cell>
          <table:table-cell table:formula="of:=AVERAGE([.E52];[.E53];[.E54];[.E55];[.E56])" office:value-type="float" office:value="5.1">
            <text:p>5,1</text:p>
          </table:table-cell>
          <table:table-cell table:formula="of:=AVERAGE([.F52];[.F53];[.F54];[.F55];[.F56])" office:value-type="float" office:value="6.6">
            <text:p>6,6</text:p>
          </table:table-cell>
          <table:table-cell table:formula="of:=AVERAGE([.G52];[.G53];[.G54];[.G55];[.G56])" office:value-type="float" office:value="97.6">
            <text:p>97,6</text:p>
          </table:table-cell>
          <table:table-cell table:formula="of:=AVERAGE([.H52];[.H53];[.H54];[.H55];[.H56])" office:value-type="float" office:value="82.4">
            <text:p>82,4</text:p>
          </table:table-cell>
          <table:table-cell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style-name="ce2"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AVERAGE([.D58];[.D59];[.D60];[.D61];[.D62])" office:value-type="float" office:value="10.7">
            <text:p>10,7</text:p>
          </table:table-cell>
          <table:table-cell table:formula="of:=AVERAGE([.E58];[.E59];[.E60];[.E61];[.E62])" office:value-type="float" office:value="0.6">
            <text:p>0,6</text:p>
          </table:table-cell>
          <table:table-cell table:formula="of:=AVERAGE([.F58];[.F59];[.F60];[.F61];[.F62])" office:value-type="float" office:value="1.4">
            <text:p>1,4</text:p>
          </table:table-cell>
          <table:table-cell table:formula="of:=AVERAGE([.G58];[.G59];[.G60];[.G61];[.G62])" office:value-type="float" office:value="96.6">
            <text:p>96,6</text:p>
          </table:table-cell>
          <table:table-cell table:formula="of:=AVERAGE([.H58];[.H59];[.H60];[.H61];[.H62])" office:value-type="float" office:value="83.4">
            <text:p>83,4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office:value-type="float" office:value="5">
            <text:p>5</text:p>
          </table:table-cell>
          <table:table-cell table:formula="of:=AVERAGE([.D64];[.D65];[.D66];[.D67];[.D68])" office:value-type="float" office:value="4.7">
            <text:p>4,7</text:p>
          </table:table-cell>
          <table:table-cell table:formula="of:=AVERAGE([.E64];[.E65];[.E66];[.E67];[.E68])" office:value-type="float" office:value="5.9">
            <text:p>5,9</text:p>
          </table:table-cell>
          <table:table-cell table:formula="of:=AVERAGE([.F64];[.F65];[.F66];[.F67];[.F68])" office:value-type="float" office:value="8.2">
            <text:p>8,2</text:p>
          </table:table-cell>
          <table:table-cell table:formula="of:=AVERAGE([.G64];[.G65];[.G66];[.G67];[.G68])" office:value-type="float" office:value="101.2">
            <text:p>101,2</text:p>
          </table:table-cell>
          <table:table-cell table:formula="of:=AVERAGE([.H64];[.H65];[.H66];[.H67];[.H68])" office:value-type="float" office:value="78.8">
            <text:p>78,8</text:p>
          </table:table-cell>
          <table:table-cell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2"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AVERAGE([.D70];[.D71];[.D72];[.D73];[.D74])" office:value-type="float" office:value="4.7">
            <text:p>4,7</text:p>
          </table:table-cell>
          <table:table-cell table:formula="of:=AVERAGE([.E70];[.E71];[.E72];[.E73];[.E74])" office:value-type="float" office:value="4.9">
            <text:p>4,9</text:p>
          </table:table-cell>
          <table:table-cell table:formula="of:=AVERAGE([.F70];[.F71];[.F72];[.F73];[.F74])" office:value-type="float" office:value="7.2">
            <text:p>7,2</text:p>
          </table:table-cell>
          <table:table-cell table:formula="of:=AVERAGE([.G70];[.G71];[.G72];[.G73];[.G74])" office:value-type="float" office:value="103.4">
            <text:p>103,4</text:p>
          </table:table-cell>
          <table:table-cell table:formula="of:=AVERAGE([.H70];[.H71];[.H72];[.H73];[.H74])" office:value-type="float" office:value="76.6">
            <text:p>76,6</text:p>
          </table:table-cell>
          <table:table-cell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style-name="ce2"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style-name="ce2"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style-name="ce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2"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8"/>
          <table:table-cell>
            <draw:frame table:end-cell-address="Tabelle1.X43" table:end-x="1.154cm" table:end-y="0.078cm" draw:z-index="1" draw:style-name="gr1" svg:width="16.247cm" svg:height="8.873cm" svg:x="0.714cm" svg:y="0.136cm">
              <draw:object draw:notify-on-update-of-ranges="Tabelle1.K4:Tabelle1.K37 Tabelle1.L2:Tabelle1.L2 Tabelle1.L10:Tabelle1.L15 Tabelle1.M2:Tabelle1.M2 Tabelle1.M10:Tabelle1.M15 Tabelle1.N2:Tabelle1.N2 Tabelle1.N10:Tabelle1.N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gerade laufen für 0.5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0.4 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string">
            <text:p>0.06 y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office:value-type="string">
            <text:p>0.4 Thet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style-name="ce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15">
            <text:p>1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0.0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2"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style-name="ce2"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6</text:p>
          </table:table-cell>
          <table:table-cell table:style-name="ce2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trecke</text:p>
          </table:table-cell>
          <table:table-cell office:value-type="string">
            <text:p>MaxStepX [m]</text:p>
          </table:table-cell>
          <table:table-cell office:value-type="string">
            <text:p>#</text:p>
          </table:table-cell>
          <table:table-cell table:style-name="ce2" office:value-type="string">
            <text:p>dy</text:p>
          </table:table-cell>
          <table:table-cell table:style-name="ce3" office:value-type="string">
            <text:p>dx_hinten</text:p>
          </table:table-cell>
          <table:table-cell table:style-name="ce2" office:value-type="string">
            <text:p>dx_vorn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>
            <text:p>0,5 m</text:p>
          </table:table-cell>
          <table:table-cell office:value-type="string">
            <text:p>0.0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48">
            <text:p>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19">
            <text:p>119</text:p>
          </table:table-cell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0">
            <text:p>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1">
            <text:p>1</text:p>
          </table:table-cell>
          <table:table-cell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10">
            <text:p>10</text:p>
          </table:table-cell>
          <table:table-cell table:formula="of:=180-[.H52]" office:value-type="float" office:value="101">
            <text:p>101</text:p>
          </table:table-cell>
          <table:table-cell office:value-type="float" office:value="79">
            <text:p>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formula="of:=180-[.H53]"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7">
            <text:p>7</text:p>
          </table:table-cell>
          <table:table-cell office:value-type="float" office:value="9.5">
            <text:p>9,5</text:p>
          </table:table-cell>
          <table:table-cell table:formula="of:=180-[.H54]" office:value-type="float" office:value="99">
            <text:p>99</text:p>
          </table:table-cell>
          <table:table-cell office:value-type="float" office:value="81">
            <text:p>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10.5">
            <text:p>10,5</text:p>
          </table:table-cell>
          <table:table-cell table:formula="of:=180-[.H55]" office:value-type="float" office:value="101">
            <text:p>101</text:p>
          </table:table-cell>
          <table:table-cell office:value-type="float" office:value="79">
            <text:p>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.5">
            <text:p>1,5</text:p>
          </table:table-cell>
          <table:table-cell table:formula="of:=180-[.H56]"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formula="of:=180-[.H58]"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formula="of:=180-[.H59]" office:value-type="float" office:value="97">
            <text:p>97</text:p>
          </table:table-cell>
          <table:table-cell office:value-type="float" office:value="83">
            <text:p>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80-[.H60]" office:value-type="float" office:value="96">
            <text:p>96</text:p>
          </table:table-cell>
          <table:table-cell office:value-type="float" office:value="84">
            <text:p>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4">
            <text:p>4</text:p>
          </table:table-cell>
          <table:table-cell office:value-type="float" office:value="10.5">
            <text:p>10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formula="of:=180-[.H61]" office:value-type="float" office:value="98">
            <text:p>98</text:p>
          </table:table-cell>
          <table:table-cell office:value-type="float" office:value="82">
            <text:p>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4</text:p>
          </table:table-cell>
          <table:table-cell office:value-type="float" office:value="5">
            <text:p>5</text:p>
          </table:table-cell>
          <table:table-cell office:value-type="float" office:value="10.5">
            <text:p>1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formula="of:=180-[.H62]" office:value-type="float" office:value="97">
            <text:p>97</text:p>
          </table:table-cell>
          <table:table-cell office:value-type="float" office:value="83">
            <text:p>83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table:formula="of:=180-[.H64]" office:value-type="float" office:value="102">
            <text:p>102</text:p>
          </table:table-cell>
          <table:table-cell office:value-type="float" office:value="78">
            <text:p>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5">
            <text:p>11,5</text:p>
          </table:table-cell>
          <table:table-cell table:formula="of:=180-[.H65]" office:value-type="float" office:value="103">
            <text:p>103</text:p>
          </table:table-cell>
          <table:table-cell office:value-type="float" office:value="77">
            <text:p>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7">
            <text:p>7</text:p>
          </table:table-cell>
          <table:table-cell office:value-type="float" office:value="9.5">
            <text:p>9,5</text:p>
          </table:table-cell>
          <table:table-cell table:formula="of:=180-[.H66]" office:value-type="float" office:value="102">
            <text:p>102</text:p>
          </table:table-cell>
          <table:table-cell office:value-type="float" office:value="78">
            <text:p>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180-[.H67]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180-[.H68]" office:value-type="float" office:value="99">
            <text:p>99</text:p>
          </table:table-cell>
          <table:table-cell office:value-type="float" office:value="81">
            <text:p>81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0.06</text:p>
          </table:table-cell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table:formula="of:=180-[.H70]" office:value-type="float" office:value="105">
            <text:p>105</text:p>
          </table:table-cell>
          <table:table-cell office:value-type="float" office:value="75">
            <text:p>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formula="of:=180-[.H71]" office:value-type="float" office:value="102">
            <text:p>102</text:p>
          </table:table-cell>
          <table:table-cell office:value-type="float" office:value="78">
            <text:p>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table:formula="of:=180-[.H72]" office:value-type="float" office:value="102">
            <text:p>102</text:p>
          </table:table-cell>
          <table:table-cell office:value-type="float" office:value="78">
            <text:p>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6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6.5">
            <text:p>6,5</text:p>
          </table:table-cell>
          <table:table-cell office:value-type="float" office:value="9">
            <text:p>9</text:p>
          </table:table-cell>
          <table:table-cell table:formula="of:=180-[.H73]" office:value-type="float" office:value="102">
            <text:p>102</text:p>
          </table:table-cell>
          <table:table-cell office:value-type="float" office:value="78">
            <text:p>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0.06</text:p>
          </table:table-cell>
          <table:table-cell table:style-name="ce2"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180-[.H74]" office:value-type="float" office:value="106">
            <text:p>106</text:p>
          </table:table-cell>
          <table:table-cell office:value-type="float" office:value="74">
            <text:p>74</text:p>
          </table:table-cell>
          <table:table-cell table:number-columns-repeated="9"/>
        </table:table-row>
        <table:table-row table:style-name="ro1" table:number-rows-repeated="6546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abelle2" table:style-name="ta1" table:print="false">
        <table:table-column table:style-name="co1" table:default-cell-style-name="Default"/>
        <table:table-row table:style-name="ro1" table:number-rows-repeated="9">
          <table:table-cell/>
        </table:table-row>
        <table:table-row table:style-name="ro1">
          <table:table-cell>
            <draw:frame table:end-cell-address="Tabelle2.H29" table:end-x="2.054cm" table:end-y="0.388cm" draw:z-index="0" draw:style-name="gr1" svg:width="16.465cm" svg:height="8.099cm" svg:x="1.395cm" svg:y="0.369cm">
              <draw:object draw:notify-on-update-of-ranges="Tabelle1.K4:Tabelle1.K37 Tabelle1.L2:Tabelle1.L2 Tabelle1.L3:Tabelle1.L8 Tabelle1.M2:Tabelle1.M2 Tabelle1.M3:Tabelle1.M8 Tabelle1.N2:Tabelle1.N2 Tabelle1.N3:Tabelle1.N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9.05.2012</text:date>, <text:time>21:40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7T22:51:49</meta:creation-date>
    <dc:date>2012-05-09T21:40:08</dc:date>
    <meta:editing-duration>PT13H45M40S</meta:editing-duration>
    <meta:editing-cycles>51</meta:editing-cycles>
    <meta:generator>OpenOffice.org/3.2$Unix OpenOffice.org_project/320m12$Build-9483</meta:generator>
    <meta:document-statistic meta:table-count="3" meta:cell-count="5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width="0.03cm" svg:stroke-color="#33333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90" chart:interval-major="5" chart:interval-minor-divisor="2" chart:reverse-direction="false" text:line-break="false" chart:axis-position="0"/>
      <style:graphic-properties svg:stroke-width="0.03cm" svg:stroke-color="#33333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66cm" svg:height="8.1cm" xlink:href=".." chart:class="chart:line" chart:column-mapping="0 1" chart:style-name="ch1">
        <chart:title svg:x="5.518cm" svg:y="0.163cm" chart:style-name="ch2">
          <text:p>Messung geradeaus 1,0 m</text:p>
        </chart:title>
        <chart:subtitle svg:x="6.567cm" svg:y="0.839cm" chart:style-name="ch3">
          <text:p>je 0.01 Schrittlänge</text:p>
        </chart:subtitle>
        <chart:legend chart:legend-position="end" svg:x="13.972cm" svg:y="3.381cm" chart:style-name="ch4"/>
        <chart:plot-area chart:style-name="ch5" table:cell-range-address="Tabelle1.K2:Tabelle1.K37 Tabelle1.L2:Tabelle1.N8" chart:data-source-has-labels="both" svg:x="0.457cm" svg:y="1.444cm" svg:width="13.187cm" svg:height="6.371cm">
          <chart:axis chart:dimension="x" chart:name="primary-x" chart:style-name="ch6">
            <chart:title svg:x="5.776cm" svg:y="7.425cm" chart:style-name="ch7">
              <text:p>NAO Schrittweite [in cm]</text:p>
            </chart:title>
            <chart:categories table:cell-range-address="Tabelle1.K4:Tabelle1.K37"/>
          </chart:axis>
          <chart:axis chart:dimension="y" chart:name="primary-y" chart:style-name="ch8">
            <chart:title svg:x="0.33cm" svg:y="6.579cm" chart:style-name="ch9">
              <text:p>Ø Abweichung rechts(+) links(-)
</text:p>
            </chart:title>
            <chart:grid chart:style-name="ch10" chart:class="major"/>
          </chart:axis>
          <chart:series chart:style-name="ch11" chart:values-cell-range-address="Tabelle1.L3:Tabelle1.L8" chart:label-cell-address="Tabelle1.L2:Tabelle1.L2" chart:class="chart:line">
            <chart:data-point chart:repeated="6"/>
          </chart:series>
          <chart:series chart:style-name="ch12" chart:values-cell-range-address="Tabelle1.M3:Tabelle1.M8" chart:label-cell-address="Tabelle1.M2:Tabelle1.M2" chart:class="chart:line">
            <chart:data-point chart:repeated="6"/>
          </chart:series>
          <chart:series chart:style-name="ch13" chart:values-cell-range-address="Tabelle1.N3:Tabelle1.N8" chart:label-cell-address="Tabelle1.N2:Tabelle1.N2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L2:Tabelle1.L2">Ø dy</text:p>
              </table:table-cell>
              <table:table-cell office:value-type="string">
                <text:p text:id="Tabelle1.M2:Tabelle1.M2">Ø dx_hinten</text:p>
              </table:table-cell>
              <table:table-cell office:value-type="string">
                <text:p text:id="Tabelle1.N2:Tabelle1.N2">Ø dx_vorn</text:p>
              </table:table-cell>
            </table:table-row>
          </table:table-header-rows>
          <table:table-rows>
            <table:table-row>
              <table:table-cell office:value-type="string">
                <text:p text:id="Tabelle1.K4:Tabelle1.K37">2</text:p>
              </table:table-cell>
              <table:table-cell office:value-type="float" office:value="-10.2">
                <text:p text:id="Tabelle1.L3:Tabelle1.L8">-10.2</text:p>
              </table:table-cell>
              <table:table-cell office:value-type="float" office:value="70.9">
                <text:p text:id="Tabelle1.M3:Tabelle1.M8">70.9</text:p>
              </table:table-cell>
              <table:table-cell office:value-type="float" office:value="84.7">
                <text:p text:id="Tabelle1.N3:Tabelle1.N8">8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">
                <text:p>9.6</text:p>
              </table:table-cell>
              <table:table-cell office:value-type="float" office:value="53.2">
                <text:p>53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28.6">
                <text:p>28.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">
                <text:p>8.8</text:p>
              </table:table-cell>
              <table:table-cell office:value-type="float" office:value="14.8">
                <text:p>14.8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">
                <text:p>4.6</text:p>
              </table:table-cell>
              <table:table-cell office:value-type="float" office:value="17.2">
                <text:p>17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erade laufen für 0.5: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 x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6 y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 Theta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width="0.03cm" svg:stroke-color="#33333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2" chart:maximum="26" chart:interval-major="1" chart:interval-minor-divisor="1" chart:reverse-direction="false" text:line-break="false" chart:axis-position="0"/>
      <style:graphic-properties svg:stroke-width="0.03cm" svg:stroke-color="#33333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cm" chart:symbol-height="0.2cm">
        <chart:symbol-image xlink:href="Pictures/2000000D000000DD000000DDCBF3253A.svm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cm" chart:symbol-height="0.2cm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cm" chart:symbol-height="0.2cm">
        <chart:symbol-image/>
      </style:chart-properties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48cm" svg:height="8.874cm" xlink:href=".." chart:class="chart:line" chart:column-mapping="0 1" chart:style-name="ch1">
        <chart:title svg:x="5.409cm" svg:y="0.178cm" chart:style-name="ch2">
          <text:p>Messung geradeaus 0,5 m</text:p>
        </chart:title>
        <chart:subtitle svg:x="6.458cm" svg:y="0.869cm" chart:style-name="ch3">
          <text:p>je 0.01 Schrittlänge</text:p>
        </chart:subtitle>
        <chart:legend chart:legend-position="end" svg:x="13.759cm" svg:y="3.768cm" chart:style-name="ch4"/>
        <chart:plot-area chart:style-name="ch5" table:cell-range-address="Tabelle1.K4:Tabelle1.K37 Tabelle1.L2:Tabelle1.N2 Tabelle1.L10:Tabelle1.N15" chart:data-source-has-labels="both" svg:x="0.447cm" svg:y="1.489cm" svg:width="12.989cm" svg:height="7.055cm">
          <chart:axis chart:dimension="x" chart:name="primary-x" chart:style-name="ch6">
            <chart:title svg:x="5.667cm" svg:y="8.169cm" chart:style-name="ch7">
              <text:p>NAO Schrittweite [cm]</text:p>
            </chart:title>
            <chart:categories table:cell-range-address="Tabelle1.K4:Tabelle1.K37"/>
          </chart:axis>
          <chart:axis chart:dimension="y" chart:name="primary-y" chart:style-name="ch8">
            <chart:title svg:x="0.325cm" svg:y="6.115cm" chart:style-name="ch9">
              <text:p>Ø Abweichung [cm]</text:p>
            </chart:title>
            <chart:grid chart:style-name="ch10" chart:class="major"/>
          </chart:axis>
          <chart:series chart:style-name="ch11" chart:values-cell-range-address="Tabelle1.L10:Tabelle1.L15" chart:label-cell-address="Tabelle1.L2:Tabelle1.L2" chart:class="chart:line">
            <chart:data-point chart:repeated="6"/>
          </chart:series>
          <chart:series chart:style-name="ch12" chart:values-cell-range-address="Tabelle1.M10:Tabelle1.M15" chart:label-cell-address="Tabelle1.M2:Tabelle1.M2" chart:class="chart:line">
            <chart:data-point chart:repeated="6"/>
          </chart:series>
          <chart:series chart:style-name="ch13" chart:values-cell-range-address="Tabelle1.N10:Tabelle1.N15" chart:label-cell-address="Tabelle1.N2:Tabelle1.N2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L2:Tabelle1.L2">Ø dy</text:p>
              </table:table-cell>
              <table:table-cell office:value-type="string">
                <text:p text:id="Tabelle1.M2:Tabelle1.M2">Ø dx_hinten</text:p>
              </table:table-cell>
              <table:table-cell office:value-type="string">
                <text:p text:id="Tabelle1.N2:Tabelle1.N2">Ø dx_vorn</text:p>
              </table:table-cell>
            </table:table-row>
          </table:table-header-rows>
          <table:table-rows>
            <table:table-row>
              <table:table-cell office:value-type="string">
                <text:p text:id="Tabelle1.K4:Tabelle1.K37">2</text:p>
              </table:table-cell>
              <table:table-cell office:value-type="float" office:value="14">
                <text:p text:id="Tabelle1.L10:Tabelle1.L15">14</text:p>
              </table:table-cell>
              <table:table-cell office:value-type="float" office:value="18">
                <text:p text:id="Tabelle1.M10:Tabelle1.M15">18</text:p>
              </table:table-cell>
              <table:table-cell office:value-type="float" office:value="25.4">
                <text:p text:id="Tabelle1.N10:Tabelle1.N15">2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">
                <text:p>12.2</text:p>
              </table:table-cell>
              <table:table-cell office:value-type="float" office:value="7">
                <text:p>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">
                <text:p>10.6</text:p>
              </table:table-cell>
              <table:table-cell office:value-type="float" office:value="5.1">
                <text:p>5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">
                <text:p>10.7</text:p>
              </table:table-cell>
              <table:table-cell office:value-type="float" office:value="0.6">
                <text:p>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">
                <text:p>4.7</text:p>
              </table:table-cell>
              <table:table-cell office:value-type="float" office:value="5.9">
                <text:p>5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">
                <text:p>4.7</text:p>
              </table:table-cell>
              <table:table-cell office:value-type="float" office:value="4.9">
                <text:p>4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erade laufen für 0.5: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 x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6 y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 Theta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width="0.03cm" svg:stroke-color="#33333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90" chart:interval-major="5" chart:interval-minor-divisor="2" chart:reverse-direction="false" text:line-break="false" chart:axis-position="0"/>
      <style:graphic-properties svg:stroke-width="0.03cm" svg:stroke-color="#33333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66cm" svg:height="8.1cm" xlink:href=".." chart:class="chart:line" chart:column-mapping="0 1" chart:style-name="ch1">
        <chart:title svg:x="5.518cm" svg:y="0.163cm" chart:style-name="ch2">
          <text:p>Messung geradeaus 1,0 m</text:p>
        </chart:title>
        <chart:subtitle svg:x="6.567cm" svg:y="0.839cm" chart:style-name="ch3">
          <text:p>je 0.01 Schrittlänge</text:p>
        </chart:subtitle>
        <chart:legend chart:legend-position="end" svg:x="13.972cm" svg:y="3.381cm" chart:style-name="ch4"/>
        <chart:plot-area chart:style-name="ch5" table:cell-range-address="Tabelle1.K4:Tabelle1.K37 Tabelle1.L2:Tabelle1.N8" chart:data-source-has-labels="both" svg:x="0.457cm" svg:y="1.444cm" svg:width="13.187cm" svg:height="6.371cm">
          <chart:axis chart:dimension="x" chart:name="primary-x" chart:style-name="ch6">
            <chart:title svg:x="5.776cm" svg:y="7.425cm" chart:style-name="ch7">
              <text:p>NAO Schrittweite [in cm]</text:p>
            </chart:title>
            <chart:categories table:cell-range-address="Tabelle1.K4:Tabelle1.K37"/>
          </chart:axis>
          <chart:axis chart:dimension="y" chart:name="primary-y" chart:style-name="ch8">
            <chart:title svg:x="0.33cm" svg:y="6.579cm" chart:style-name="ch9">
              <text:p>Ø Abweichung rechts(+) links(-)
</text:p>
            </chart:title>
            <chart:grid chart:style-name="ch10" chart:class="major"/>
          </chart:axis>
          <chart:series chart:style-name="ch11" chart:values-cell-range-address="Tabelle1.L3:Tabelle1.L8" chart:label-cell-address="Tabelle1.L2:Tabelle1.L2" chart:class="chart:line">
            <chart:data-point chart:repeated="6"/>
          </chart:series>
          <chart:series chart:style-name="ch12" chart:values-cell-range-address="Tabelle1.M3:Tabelle1.M8" chart:label-cell-address="Tabelle1.M2:Tabelle1.M2" chart:class="chart:line">
            <chart:data-point chart:repeated="6"/>
          </chart:series>
          <chart:series chart:style-name="ch13" chart:values-cell-range-address="Tabelle1.N3:Tabelle1.N8" chart:label-cell-address="Tabelle1.N2:Tabelle1.N2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L2:Tabelle1.L2">Ø dy</text:p>
              </table:table-cell>
              <table:table-cell office:value-type="string">
                <text:p text:id="Tabelle1.M2:Tabelle1.M2">Ø dx_hinten</text:p>
              </table:table-cell>
              <table:table-cell office:value-type="string">
                <text:p text:id="Tabelle1.N2:Tabelle1.N2">Ø dx_vorn</text:p>
              </table:table-cell>
            </table:table-row>
          </table:table-header-rows>
          <table:table-rows>
            <table:table-row>
              <table:table-cell office:value-type="string">
                <text:p text:id="Tabelle1.K4:Tabelle1.K37">2</text:p>
              </table:table-cell>
              <table:table-cell office:value-type="float" office:value="-10.2">
                <text:p text:id="Tabelle1.L3:Tabelle1.L8">-10.2</text:p>
              </table:table-cell>
              <table:table-cell office:value-type="float" office:value="70.9">
                <text:p text:id="Tabelle1.M3:Tabelle1.M8">70.9</text:p>
              </table:table-cell>
              <table:table-cell office:value-type="float" office:value="84.7">
                <text:p text:id="Tabelle1.N3:Tabelle1.N8">8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">
                <text:p>9.6</text:p>
              </table:table-cell>
              <table:table-cell office:value-type="float" office:value="53.2">
                <text:p>53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28.6">
                <text:p>28.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">
                <text:p>8.8</text:p>
              </table:table-cell>
              <table:table-cell office:value-type="float" office:value="14.8">
                <text:p>14.8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">
                <text:p>4.6</text:p>
              </table:table-cell>
              <table:table-cell office:value-type="float" office:value="17.2">
                <text:p>17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erade laufen für 0.5: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 x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6 y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 Theta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